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ocumentos</text:p>
          </table:table-cell>
          <table:table-cell office:value-type="string" calcext:value-type="string">
            <text:p>Termos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88598" calcext:value-type="float">
            <text:p>18859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21691" calcext:value-type="float">
            <text:p>321691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35186" calcext:value-type="float">
            <text:p>43518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32788" calcext:value-type="float">
            <text:p>53278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635274" calcext:value-type="float">
            <text:p>635274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718545" calcext:value-type="float">
            <text:p>718545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799214" calcext:value-type="float">
            <text:p>799214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879624" calcext:value-type="float">
            <text:p>879624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959349" calcext:value-type="float">
            <text:p>95934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35567" calcext:value-type="float">
            <text:p>1035567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1107175" calcext:value-type="float">
            <text:p>1107175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1176132" calcext:value-type="float">
            <text:p>1176132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1237757" calcext:value-type="float">
            <text:p>1237757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1302911" calcext:value-type="float">
            <text:p>1302911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1364313" calcext:value-type="float">
            <text:p>1364313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1418325" calcext:value-type="float">
            <text:p>1418325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1468208" calcext:value-type="float">
            <text:p>1468208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1524165" calcext:value-type="float">
            <text:p>1524165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float" office:value="1582807" calcext:value-type="float">
            <text:p>158280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641526" calcext:value-type="float">
            <text:p>1641526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1700196" calcext:value-type="float">
            <text:p>1700196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float" office:value="1752942" calcext:value-type="float">
            <text:p>1752942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float" office:value="1812949" calcext:value-type="float">
            <text:p>1812949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float" office:value="1866393" calcext:value-type="float">
            <text:p>1866393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1922159" calcext:value-type="float">
            <text:p>1922159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float" office:value="1978154" calcext:value-type="float">
            <text:p>1978154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float" office:value="2038395" calcext:value-type="float">
            <text:p>2038395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float" office:value="2091720" calcext:value-type="float">
            <text:p>2091720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float" office:value="2150250" calcext:value-type="float">
            <text:p>2150250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2199757" calcext:value-type="float">
            <text:p>2199757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float" office:value="2245388" calcext:value-type="float">
            <text:p>2245388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float" office:value="2292492" calcext:value-type="float">
            <text:p>2292492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float" office:value="2343652" calcext:value-type="float">
            <text:p>2343652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float" office:value="2393176" calcext:value-type="float">
            <text:p>2393176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float" office:value="2440117" calcext:value-type="float">
            <text:p>2440117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float" office:value="2493337" calcext:value-type="float">
            <text:p>2493337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float" office:value="2539375" calcext:value-type="float">
            <text:p>2539375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float" office:value="2588120" calcext:value-type="float">
            <text:p>2588120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float" office:value="2636432" calcext:value-type="float">
            <text:p>2636432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2685197" calcext:value-type="float">
            <text:p>2685197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float" office:value="2733024" calcext:value-type="float">
            <text:p>2733024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float" office:value="2780456" calcext:value-type="float">
            <text:p>2780456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float" office:value="2823705" calcext:value-type="float">
            <text:p>2823705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float" office:value="2857982" calcext:value-type="float">
            <text:p>2857982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2898650" calcext:value-type="float">
            <text:p>2898650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float" office:value="2940566" calcext:value-type="float">
            <text:p>2940566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float" office:value="2981490" calcext:value-type="float">
            <text:p>2981490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float" office:value="3024298" calcext:value-type="float">
            <text:p>3024298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float" office:value="3068090" calcext:value-type="float">
            <text:p>3068090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3112783" calcext:value-type="float">
            <text:p>3112783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float" office:value="3160816" calcext:value-type="float">
            <text:p>3160816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float" office:value="3204299" calcext:value-type="float">
            <text:p>3204299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float" office:value="3250748" calcext:value-type="float">
            <text:p>3250748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float" office:value="3297269" calcext:value-type="float">
            <text:p>3297269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float" office:value="3384465" calcext:value-type="float">
            <text:p>3384465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float" office:value="3428097" calcext:value-type="float">
            <text:p>3428097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float" office:value="3470036" calcext:value-type="float">
            <text:p>3470036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float" office:value="3511977" calcext:value-type="float">
            <text:p>3511977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3555181" calcext:value-type="float">
            <text:p>3555181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float" office:value="3595709" calcext:value-type="float">
            <text:p>3595709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float" office:value="3635192" calcext:value-type="float">
            <text:p>3635192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float" office:value="3680709" calcext:value-type="float">
            <text:p>3680709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float" office:value="3718482" calcext:value-type="float">
            <text:p>3718482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float" office:value="3750040" calcext:value-type="float">
            <text:p>3750040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float" office:value="3782721" calcext:value-type="float">
            <text:p>3782721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float" office:value="3816187" calcext:value-type="float">
            <text:p>3816187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float" office:value="3851960" calcext:value-type="float">
            <text:p>3851960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float" office:value="3885896" calcext:value-type="float">
            <text:p>3885896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3919112" calcext:value-type="float">
            <text:p>3919112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float" office:value="3952756" calcext:value-type="float">
            <text:p>3952756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float" office:value="3988603" calcext:value-type="float">
            <text:p>3988603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float" office:value="4022428" calcext:value-type="float">
            <text:p>4022428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float" office:value="4057071" calcext:value-type="float">
            <text:p>4057071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4092830" calcext:value-type="float">
            <text:p>4092830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float" office:value="4126381" calcext:value-type="float">
            <text:p>4126381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float" office:value="4167194" calcext:value-type="float">
            <text:p>4167194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float" office:value="4199670" calcext:value-type="float">
            <text:p>4199670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float" office:value="4232801" calcext:value-type="float">
            <text:p>4232801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4263227" calcext:value-type="float">
            <text:p>4263227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float" office:value="4297128" calcext:value-type="float">
            <text:p>4297128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float" office:value="4329101" calcext:value-type="float">
            <text:p>4329101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float" office:value="4362299" calcext:value-type="float">
            <text:p>4362299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float" office:value="4393804" calcext:value-type="float">
            <text:p>4393804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float" office:value="4419810" calcext:value-type="float">
            <text:p>4419810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float" office:value="4450025" calcext:value-type="float">
            <text:p>4450025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float" office:value="4483142" calcext:value-type="float">
            <text:p>4483142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float" office:value="4515241" calcext:value-type="float">
            <text:p>4515241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float" office:value="4548800" calcext:value-type="float">
            <text:p>4548800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4584392" calcext:value-type="float">
            <text:p>4584392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float" office:value="4619543" calcext:value-type="float">
            <text:p>4619543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float" office:value="4653917" calcext:value-type="float">
            <text:p>4653917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float" office:value="4692811" calcext:value-type="float">
            <text:p>4692811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float" office:value="4735952" calcext:value-type="float">
            <text:p>47359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21:00:06.344249180</meta:creation-date>
    <dc:date>2015-05-04T21:01:20.115074018</dc:date>
    <meta:editing-duration>P0D</meta:editing-duration>
    <meta:editing-cycles>1</meta:editing-cycles>
    <meta:document-statistic meta:table-count="1" meta:cell-count="188" meta:object-count="0"/>
    <meta:generator>LibreOffice/4.2.7.2$Linux_X86_64 LibreOffice_project/420m0$Build-2</meta:generator>
  </office:meta>
</office:document-meta>
</file>